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95982" officeooo:paragraph-rsid="00095982" style:font-weight-asian="bold" style:font-weight-complex="bold"/>
    </style:style>
    <style:style style:name="P2" style:family="paragraph" style:parent-style-name="Text_20_body">
      <style:text-properties fo:font-weight="bold" officeooo:rsid="000b9827" officeooo:paragraph-rsid="000b9827" style:font-weight-asian="bold" style:font-weight-complex="bold"/>
    </style:style>
    <style:style style:name="P3" style:family="paragraph" style:parent-style-name="Text_20_body">
      <style:text-properties fo:font-weight="bold" officeooo:rsid="000c3afa" officeooo:paragraph-rsid="000c3afa" style:font-weight-asian="bold" style:font-weight-complex="bold"/>
    </style:style>
    <style:style style:name="P4" style:family="paragraph" style:parent-style-name="Text_20_body">
      <style:text-properties fo:font-weight="bold" officeooo:rsid="001418eb" officeooo:paragraph-rsid="001418eb" style:font-weight-asian="bold" style:font-weight-complex="bold"/>
    </style:style>
    <style:style style:name="P5" style:family="paragraph" style:parent-style-name="Text_20_body">
      <style:text-properties officeooo:rsid="00095982" officeooo:paragraph-rsid="00095982"/>
    </style:style>
    <style:style style:name="P6" style:family="paragraph" style:parent-style-name="Text_20_body">
      <style:text-properties officeooo:rsid="000a5cff" officeooo:paragraph-rsid="000a5cff"/>
    </style:style>
    <style:style style:name="P7" style:family="paragraph" style:parent-style-name="Standard">
      <style:text-properties officeooo:rsid="00095982" officeooo:paragraph-rsid="00095982"/>
    </style:style>
    <style:style style:name="P8" style:family="paragraph" style:parent-style-name="Preformatted_20_Text">
      <style:text-properties fo:font-weight="bold" officeooo:rsid="000c3afa" officeooo:paragraph-rsid="000c3afa" style:font-weight-asian="bold" style:font-weight-complex="bold"/>
    </style:style>
    <style:style style:name="P9" style:family="paragraph" style:parent-style-name="Preformatted_20_Text">
      <style:text-properties fo:font-weight="bold" officeooo:rsid="000c3afa" officeooo:paragraph-rsid="0012a3d3" style:font-weight-asian="bold" style:font-weight-complex="bold"/>
    </style:style>
    <style:style style:name="P10" style:family="paragraph" style:parent-style-name="Preformatted_20_Text">
      <style:text-properties fo:font-weight="bold" officeooo:rsid="000c3afa" officeooo:paragraph-rsid="0015de29" style:font-weight-asian="bold" style:font-weight-complex="bold"/>
    </style:style>
    <style:style style:name="P11" style:family="paragraph" style:parent-style-name="Preformatted_20_Text">
      <style:text-properties fo:font-weight="bold" officeooo:rsid="00168fd9" officeooo:paragraph-rsid="00168fd9" style:font-weight-asian="bold" style:font-weight-complex="bold"/>
    </style:style>
    <style:style style:name="P12" style:family="paragraph" style:parent-style-name="Preformatted_20_Text">
      <style:text-properties fo:font-weight="bold" officeooo:rsid="00168fd9" officeooo:paragraph-rsid="00192bed" style:font-weight-asian="bold" style:font-weight-complex="bold"/>
    </style:style>
    <style:style style:name="P13" style:family="paragraph" style:parent-style-name="Preformatted_20_Text">
      <style:text-properties fo:font-weight="bold" officeooo:rsid="00168fd9" officeooo:paragraph-rsid="001b7f68" style:font-weight-asian="bold" style:font-weight-complex="bold"/>
    </style:style>
    <style:style style:name="P14" style:family="paragraph" style:parent-style-name="Preformatted_20_Text">
      <style:text-properties fo:font-weight="bold" officeooo:rsid="0018cdbe" officeooo:paragraph-rsid="0018cdbe" style:font-weight-asian="bold" style:font-weight-complex="bold"/>
    </style:style>
    <style:style style:name="P15" style:family="paragraph" style:parent-style-name="Preformatted_20_Text">
      <style:text-properties fo:font-weight="bold" officeooo:rsid="000e62cb" officeooo:paragraph-rsid="000e62cb" fo:background-color="#ffff00" style:font-weight-asian="bold" style:font-weight-complex="bold"/>
    </style:style>
    <style:style style:name="P16" style:family="paragraph" style:parent-style-name="Preformatted_20_Text">
      <style:paragraph-properties fo:margin-top="0in" fo:margin-bottom="0.1965in" loext:contextual-spacing="false"/>
    </style:style>
    <style:style style:name="P17" style:family="paragraph" style:parent-style-name="Preformatted_20_Text">
      <style:paragraph-properties fo:margin-top="0in" fo:margin-bottom="0.1965in" loext:contextual-spacing="false"/>
      <style:text-properties fo:font-weight="bold" officeooo:rsid="000c3afa" fo:background-color="#ffff00" style:font-weight-asian="bold" style:font-weight-complex="bold"/>
    </style:style>
    <style:style style:name="P18" style:family="paragraph" style:parent-style-name="Preformatted_20_Text">
      <style:text-properties fo:font-weight="bold" officeooo:rsid="001cf2dc" officeooo:paragraph-rsid="001cf2dc" style:font-weight-asian="bold" style:font-weight-complex="bold"/>
    </style:style>
    <style:style style:name="P19" style:family="paragraph" style:parent-style-name="Preformatted_20_Text">
      <style:text-properties fo:font-weight="bold" officeooo:rsid="001cf2dc" officeooo:paragraph-rsid="001cf2dc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3afa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2a3d3"/>
    </style:style>
    <style:style style:name="T6" style:family="text">
      <style:text-properties officeooo:rsid="001b7f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VER ENGINE</text:p>
      <text:p text:style-name="P7"/>
      <text:h text:style-name="Heading_20_1" text:outline-level="1">Provo sistema <text:a xlink:type="simple" xlink:href="http://pal-robotics.com/en/products/pmb2/" text:style-name="Internet_20_link" text:visited-style-name="Visited_20_Internet_20_Link">http://pal-robotics.com/en/products/pmb2/</text:a></text:h>
      <text:p text:style-name="Text_20_body"/>
      <text:p text:style-name="P5">Installlate dipendenze</text:p>
      <text:p text:style-name="P5"/>
      <text:p text:style-name="P6">Da git</text:p>
      <text:p text:style-name="P6"/>
      <text:p text:style-name="P5"><text:s text:c="2"/>102 <text:s/>git clone https://github.com/ros-controls/ros_controllers.git</text:p>
      <text:p text:style-name="P5"><text:s text:c="2"/>140 <text:s/>git clone https://github.com/ros-simulation/gazebo_ros_demos.git</text:p>
      <text:p text:style-name="P5"><text:s text:c="2"/>160 <text:s/>https://github.com/ros-controls/ros_controllers.git</text:p>
      <text:p text:style-name="P5"><text:s text:c="2"/>161 <text:s/>git clone https://github.com/ros-controls/ros_controllers.git</text:p>
      <text:p text:style-name="P5"><text:s text:c="2"/>169 <text:s/>git clone https://github.com/open-rdc/icart_mini</text:p>
      <text:p text:style-name="P1"><text:s text:c="2"/>182 <text:s/>git clone https://github.com/pal-robotics/pmb2_robot.git</text:p>
      <text:p text:style-name="P5"><text:span text:style-name="T1"><text:s text:c="2"/>184 <text:s/>git clone </text:span><text:a xlink:type="simple" xlink:href="https://github.com/pal-robotics/pmb2_simulation.git" text:style-name="Internet_20_link" text:visited-style-name="Visited_20_Internet_20_Link"><text:span text:style-name="T1">https://github.com/pal-robotics/pmb2_simulation.git</text:span></text:a></text:p>
      <text:p text:style-name="P5"/>
      <text:p text:style-name="P1"><text:s text:c="2"/>199 <text:s/>git clone https://github.com/ros-teleop/twist_mux.git</text:p>
      <text:p text:style-name="P1"><text:s text:c="2"/>205 <text:s/>git clone https://github.com/pal-robotics/tf_lookup.git</text:p>
      <text:p text:style-name="P1"><text:s text:c="2"/>211 <text:s/>git clone https://github.com/ros-teleop/teleop_tools.git</text:p>
      <text:p text:style-name="P5"><text:span text:style-name="T1"><text:s text:c="2"/>218 <text:s/>git clone </text:span><text:a xlink:type="simple" xlink:href="https://github.com/ros-drivers/joystick_drivers.git" text:style-name="Internet_20_link" text:visited-style-name="Visited_20_Internet_20_Link"><text:span text:style-name="T1">https://github.com/ros-drivers/joystick_drivers.git</text:span></text:a></text:p>
      <text:p text:style-name="P5"/>
      <text:p text:style-name="P1">sudo apt-get install libspnav-dev</text:p>
      <text:p text:style-name="P2">sudo apt-get install checkinstall libusb-dev libbluetooth-dev joystic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PROVO SISTEMA HUSKY</text:p>
      <text:p text:style-name="P3"/>
      <text:p text:style-name="P8"><text:soft-page-break/>sudo apt-get install ros-kinetic-lms1xx</text:p>
      <text:p text:style-name="P8"/>
      <text:p text:style-name="P12"><text:span text:style-name="Emphasis"><text:span text:style-name="Strong_20_Emphasis"><text:span text:style-name="T2">sudo apt-get install ros-kinetic-</text:span></text:span></text:span><text:span text:style-name="Emphasis"><text:span text:style-name="Strong_20_Emphasis">slam_gmapping</text:span></text:span></text:p>
      <text:p text:style-name="P11"><text:span text:style-name="Emphasis"/></text:p>
      <text:p text:style-name="P11"><text:span text:style-name="Source_20_Text"><text:span text:style-name="T6">#</text:span></text:span><text:span text:style-name="Source_20_Text">sudo apt-get install ros-indigo-navigation</text:span></text:p>
      <text:p text:style-name="P11"><text:span text:style-name="Source_20_Text"/></text:p>
      <text:p text:style-name="P13"><text:span text:style-name="Emphasis"><text:span text:style-name="T6">sudo apt-get install libsdl-image1.2-dev</text:span></text:span></text:p>
      <text:p text:style-name="P13"><text:span text:style-name="Emphasis"/></text:p>
      <text:p text:style-name="P11"><text:span text:style-name="Emphasis"/></text:p>
      <text:p text:style-name="P11">lancio </text:p>
      <text:p text:style-name="P11"/>
      <text:p text:style-name="P14"><text:a xlink:type="simple" xlink:href="http://wiki.ros.org/husky_gazebo/Tutorials/Simulating%20Husky" text:style-name="Internet_20_link" text:visited-style-name="Visited_20_Internet_20_Link">http://wiki.ros.org/husky_gazebo/Tutorials/Simulating%20Husky</text:a></text:p>
      <text:p text:style-name="P14"/>
      <text:p text:style-name="P11">roslaunch husky_gazebo husky_empty_world.launch</text:p>
      <text:p text:style-name="P11"/>
      <text:p text:style-name="P11"/>
      <text:p text:style-name="P11"/>
      <text:p text:style-name="P11">non funzionanti</text:p>
      <text:p text:style-name="P11"/>
      <text:p text:style-name="P11"/>
      <text:p text:style-name="P8"/>
      <text:p text:style-name="P8"><text:span text:style-name="Source_20_Text">sudo apt-get install ros-indigo-moveit-full</text:span></text:p>
      <text:p text:style-name="P8"/>
      <text:p text:style-name="P9"><text:span text:style-name="Source_20_Text">sudo apt-get install </text:span><text:span text:style-name="Source_20_Text"><text:span text:style-name="T5">ros-kinetic-</text:span></text:span><text:a xlink:type="simple" xlink:href="http://wiki.ros.org/action/fullsearch/robot_localization?action=fullsearch&amp;context=180&amp;value=linkto%3A%22robot_localization%22" text:style-name="Internet_20_link" text:visited-style-name="Visited_20_Internet_20_Link">robot_localization</text:a></text:p>
      <text:p text:style-name="P8"/>
      <text:p text:style-name="P10"><text:span text:style-name="Source_20_Text"/></text:p>
      <text:p text:style-name="P8"/>
      <text:p text:style-name="P19">AGGIORNO DIPENDENZE PACCHETTO</text:p>
      <text:p text:style-name="P19"/>
      <text:p text:style-name="P18"><text:span text:style-name="Source_20_Text"><text:span text:style-name="T4">rosdep install &lt;imu_tools&gt;</text:span></text:span></text:p>
      <text:p text:style-name="P18"/>
      <text:p text:style-name="P18"/>
      <text:p text:style-name="P15">AGGIORNO SOURCE</text:p>
      <text:p text:style-name="P15"/>
      <text:p text:style-name="P8"><text:span text:style-name="Source_20_Text"><text:span text:style-name="T3">rosdep update</text:span></text:span></text:p>
      <text:p text:style-name="Preformatted_20_Text"><text:span text:style-name="Source_20_Text"><text:span text:style-name="T3">sudo apt-get update</text:span></text:span></text:p>
      <text:p text:style-name="P16"><text:span text:style-name="Source_20_Text"><text:span text:style-name="T3">sudo apt-get dist-upgrade</text:span></text:span></text:p>
      <text:p text:style-name="P16"><text:span text:style-name="Source_20_Text"><text:span text:style-name="T3">sudo apt-get install python-wstool python-catkin-tools</text:span></text:span></text:p>
      <text:p text:style-name="P17"/>
      <text:p text:style-name="P8"/>
      <text:p text:style-name="P8">$ sudo apt-get install \</text:p>
      <text:p text:style-name="P8"><text:s text:c="2"/>ros-indigo-ur-gazebo \</text:p>
      <text:p text:style-name="Preformatted_20_Text"><text:bookmark text:name="line-3-1"/><text:s text:c="2"/>ros-indigo-ur5-moveit-config \</text:p>
      <text:p text:style-name="P16"><text:bookmark text:name="line-4-1"/><text:s text:c="2"/>ros-indigo-ur-kinematics</text:p>
      <text:p text:style-name="P4">dipendenze</text:p>
      <text:p text:style-name="P8"><text:span text:style-name="Source_20_Text">wstool init .</text:span></text:p>
      <text:p text:style-name="Preformatted_20_Text"><text:span text:style-name="Source_20_Text">wstool merge https://raw.githubusercontent.com/ros-planning/moveit/kinetic-devel/moveit.rosinstall</text:span></text:p>
      <text:p text:style-name="Preformatted_20_Text"><text:span text:style-name="Source_20_Text">wstool update</text:span></text:p>
      <text:p text:style-name="Preformatted_20_Text"><text:span text:style-name="Source_20_Text">rosdep install --from-paths . --ignore-src --rosdistro kinetic</text:span></text:p>
      <text:p text:style-name="Preformatted_20_Text"><text:span text:style-name="Source_20_Text">cd ..</text:span></text:p>
      <text:p text:style-name="Preformatted_20_Text"><text:span text:style-name="Source_20_Text">catkin config --extend /opt/ros/kinetic --cmake-args -DCMAKE_BUILD_TYPE=Release</text:span></text:p>
      <text:p text:style-name="P16"><text:span text:style-name="Source_20_Text">catkin buil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1M16S</meta:editing-duration>
    <meta:editing-cycles>34</meta:editing-cycles>
    <meta:generator>LibreOffice/5.1.4.2$Linux_X86_64 LibreOffice_project/10m0$Build-2</meta:generator>
    <dc:date>2016-11-25T18:17:04.229771407</dc:date>
    <meta:document-statistic meta:table-count="0" meta:image-count="0" meta:object-count="0" meta:page-count="2" meta:paragraph-count="47" meta:word-count="158" meta:character-count="1892" meta:non-whitespace-character-count="1746"/>
    <meta:user-defined meta:name="Info 1"/>
    <meta:user-defined meta:name="Info 2"/>
    <meta:user-defined meta:name="Info 3"/>
    <meta:user-defined meta:name="Info 4"/>
  </office:meta>
</office:document-meta>
</file>